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Whitney" svg:font-family="Whitney,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P2"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fo:letter-spacing="normal"/>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padding="0.074cm" fo:border-left="none" fo:border-right="none" fo:border-top="none" fo:border-bottom="0.002cm solid #000000" style:join-border="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font-name="Helvetica Neue" fo:font-size="13.5pt" fo:font-style="normal" fo:font-weight="normal"/>
    </style:style>
    <style:style style:name="T2" style:family="text">
      <style:text-properties fo:font-variant="normal" fo:text-transform="none" fo:color="#333333" style:font-name="Helvetica Neue"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molevel:</text:p>
      <text:p text:style-name="Standard"/>
      <text:p text:style-name="Standard">Changes:</text:p>
      <text:p text:style-name="Standard">Change stats?</text:p>
      <text:p text:style-name="Standard"/>
      <text:p text:style-name="Standard">Combat</text:p>
      <text:p text:style-name="Standard">Tactics</text:p>
      <text:p text:style-name="Standard">Investigation</text:p>
      <text:p text:style-name="Standard">Diplomacy</text:p>
      <text:p text:style-name="Standard"/>
      <text:p text:style-name="Standard">*Alternative Busy work for Cadets? (Assist Tick? No combat experience and angry tick. + changed needed if you eat prisoner. Forage?) </text:p>
      <text:p text:style-name="Standard"/>
      <text:p text:style-name="Standard"/>
      <text:p text:style-name="Standard">Additions:</text:p>
      <text:p text:style-name="Standard">Picture of ship on first screen?</text:p>
      <text:p text:style-name="Standard">Awe action-card or portrait(s).</text:p>
      <text:p text:style-name="Standard">Vore picture for Avolc and Ulv?</text:p>
      <text:p text:style-name="Standard"/>
      <text:p text:style-name="Standard"/>
      <text:p text:style-name="Standard"/>
      <text:p text:style-name="Standard"/>
      <text:p text:style-name="Standard"/>
      <text:p text:style-name="Standard">We were able to uncover some/all information about the stranded ship. </text:p>
      <text:p text:style-name="Standard"/>
      <text:p text:style-name="Standard">There was not enough time or help in scavenging materials. / We managed to scavenge spare parts for our ship before there was time to leave. </text:p>
      <text:p text:style-name="Standard"/>
      <text:p text:style-name="Standard">Arn succesfully led the expedition and captured hostile forces.</text:p>
      <text:p text:style-name="Standard"/>
      <text:p text:style-name="Standard">Arns defensive measures on the camp on the island were too complacent and put crew in danger. </text:p>
      <text:p text:style-name="Standard"/>
      <text:p text:style-name="Standard">Since Arn did not suspect enemies, his sweep of the island was sloppy and the camp was attacked. </text:p>
      <text:p text:style-name="Standard"/>
      <text:p text:style-name="Standard"/>
      <text:p text:style-name="Standard">Tungs intuition turned out correct and he managed to capture the enemies hiding on the island. </text:p>
      <text:p text:style-name="Standard"><text:s/></text:p>
      <text:p text:style-name="Standard">Tungs defensive perimeter was poorly organized and constructed and failed to protect against an attack. </text:p>
      <text:p text:style-name="Standard"/>
      <text:p text:style-name="Standard">Tung was unable to delegate responsibility and the expedition was too divided to manage a proper sweep or defense of the camp.</text:p>
      <text:p text:style-name="Standard"/>
      <text:p text:style-name="Standard">In dividing her forces, Ulvs expedition achieved little in their sweep and her carefully planned defenses were made vurnable.</text:p>
      <text:p text:style-name="Standard"/>
      <text:p text:style-name="Standard">Ulv was unable to organize an effective sweep of the island and failed to detect hidden hostiles. </text:p>
      <text:p text:style-name="Standard"/>
      <text:p text:style-name="Standard">Ulvs defensive perimeter was impeccable and caught and captured attackers in the act. </text:p>
      <text:p text:style-name="Standard"/>
      <text:p text:style-name="Standard"/>
      <text:p text:style-name="Standard">The Cadets saw action while performing recognizance. Although the danger was high the attending <text:soft-page-break/>officer reports they behaved correctly and aided in the capture of the enemy. They gained valuable experience. </text:p>
      <text:p text:style-name="Standard"/>
      <text:p text:style-name="Standard">The Cadets saw action while defending the camp. The attending officer reports they aided in the defense and aided in the capture of the enemy. They gained valuable experience. <text:s/></text:p>
      <text:p text:style-name="Standard"/>
      <text:p text:style-name="Standard">Without orders, the Cadets pursued the attackers after they raided the camp. Although they aided in the recovery of missing personnel and gain some experience, their actions were rash and irresponsible. </text:p>
      <text:p text:style-name="Standard"/>
      <text:p text:style-name="Standard">You have one Gryph assailant in custody after questioning. </text:p>
      <text:p text:style-name="Standard"/>
      <text:p text:style-name="Standard">The caught Islanders were all disposed of after questioning. You gain a modicum amount of paunch and a taste of Gryph.</text:p>
      <text:p text:style-name="Standard"/>
      <text:p text:style-name="Standard">The caught islanders were all consumed by Raptorians. None were questioned. </text:p>
      <text:p text:style-name="Standard"/>
      <text:p text:style-name="Standard">The attackers escaped, their purpose and intent unknown. </text:p>
      <text:p text:style-name="Standard"/>
      <text:p text:style-name="Standard">You perished in the belly of your prisoner along with your officer and were digested. The prisoner managed to escape and return to his home isles, where your 'willing' demise and visible addition to his body lends his tales of prowess much status in the tribes. </text:p>
      <text:p text:style-name="Standard"/>
      <text:p text:style-name="Standard"/>
      <text:p text:style-name="Standard">You were digested by Officer Tick. Although the officer came under close scrutiny by the rest of the Officer-core of the Attentive, your fate was in the end judged as voluntary deepening. </text:p>
      <text:p text:style-name="Standard">Tick was offered the role of First-Officer but turned it down. </text:p>
      <text:p text:style-name="Standard">With your noticeable addition to his form, most of all his now prominent tail, he gained even further reputation of a stern Officer not to be crossed.</text:p>
      <text:p text:style-name="P4"/>
      <text:p text:style-name="Standard"/>
      <text:p text:style-name="Standard"/>
      <text:p text:style-name="Standard">"Very good, Captain. We shall help out where we can, though knowing Tick he'll probably prefer 'amateurs' to stay out of the way."</text:p>
      <text:p text:style-name="Standard"/>
      <text:p text:style-name="Standard"/>
      <text:p text:style-name="Standard">“As you wish Captain, we'll ensure they work undisturbed. Ain't no critter getting through my 5-point field perimeter!” <text:s/></text:p>
      <text:p text:style-name="Standard"/>
      <text:p text:style-name="Standard">I nodded and returned Ulvs confident smirk. She took defensive operations seriously like none other. </text:p>
      <text:p text:style-name="Standard"/>
      <text:p text:style-name="Standard"/>
      <text:p text:style-name="Standard">“Alright Captain, your call. My team shall watch the beach instead, oh... and help out I guess. Wait, you said you're sending Tick? Uh... Beach it is. ”</text:p>
      <text:p text:style-name="Standard"/>
      <text:p text:style-name="Standard">I quirked my brow at this, but Officer Tung didn't offer anything more. Hard to think the large officer had anyone he was wary of.</text:p>
      <text:p text:style-name="Standard"/>
      <text:p text:style-name="Standard"/>
      <text:p text:style-name="Standard">&lt;p&gt;Im upon the deck of our ship, taking in this report along with the Scout-Master with growing concern.&lt;/p&gt;</text:p>
      <text:p text:style-name="Standard"><text:soft-page-break/>&lt;div class="tungtext hidden"&gt;&lt;p&gt;Tung continues to speak, there are twigs and brambles in his fur. “No one lives here, but there's been people on the island. Recently cut trees and some old dismantled canoes left behind to the west. I could be wrong and I don't believe there are many, but I have a feeling there might be a few someones hiding on the island.” &lt;/p&gt;</text:p>
      <text:p text:style-name="Standard">&lt;p&gt;"And the scout?" I fix Tung with a steady gaze. &lt;/p&gt;</text:p>
      <text:p text:style-name="Standard">&lt;p&gt;“Ah, beats me captain. They were not at the ship when we arrived. And if they did not fly back to the ship then... Furthers my suspicion.“ Tung made an elaborate shrugging motion. The Scout-Master spoke up. &lt;/p&gt;</text:p>
      <text:p text:style-name="Standard"/>
      <text:p text:style-name="Standard"/>
      <text:p text:style-name="Standard"/>
      <text:p text:style-name="Standard"/>
      <text:p text:style-name="Standard">“Very well, Captain. I'll send a few to look through the closest parts of the island, but put the majority of my team into watching Ticks investigation.” He tapped his chin thoughtfully. </text:p>
      <text:p text:style-name="Standard">“We could take the Cadets along.” Arn suddenly suggested. “I hear they have been driving Officer Tick into early shedding and any extra pair of eyes is useful.”</text:p>
      <text:p text:style-name="Standard"/>
      <text:p text:style-name="Standard"/>
      <text:p text:style-name="Standard">“Hmph, as you command Captain, we'll watch his back. But I still think offense is best defense. </text:p>
      <text:p text:style-name="Standard">Well no matter, hope they find something worthwhile on this wreck.”</text:p>
      <text:p text:style-name="Standard"/>
      <text:p text:style-name="Standard"/>
      <text:p text:style-name="Standard">“Understood, we'll hold our positions, stay on the lookout and help out. Them scouts are capable fellas, I'm sure our wayward one will find their way back!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ile they have not left any usable supplies behind, the ship itself can prove useful to us in terms of spare-parts or simply as raw material. There's some remnants of outer and inner plating we could easily scavenge for ourselves that would save me and the maintenance crew a lot of time in repairs.”</text:p>
      <text:p text:style-name="Standard"/>
      <text:p text:style-name="Standard"/>
      <text:p text:style-name="Standard"/>
      <text:p text:style-name="Standard"/>
      <text:p text:style-name="Standard">“Aye Captain, with the scout missing, perhaps the island isn't quite as secure as I might have first suspected. The scouts look out for us, so its our duty to look out for them.” He plucked his ever-present toothpick from his mouth and flicked it overboard.</text:p>
      <text:p text:style-name="Standard"/>
      <text:p text:style-name="Standard">“I'll put high focus on tracing them down. <text:span text:style-name="T2">We could take the Cadets along.” Arn suddenly suggested. “Ever pair of eyes help and I hear they have been driving Officer Tick into early shedding.”</text:span></text:p>
      <text:p text:style-name="P1">I considered this briefly. I had some assignments of my own I was planning to make them busy with.</text:p>
      <text:p text:style-name="P2">“<text:span text:style-name="T1">Let me talk to them first, I will let you know if they join you in a bit.”</text:span></text:p>
      <text:p text:style-name="P2"><text:soft-page-break/>“<text:span text:style-name="T1">Aye Captain.”</text:span></text:p>
      <text:p text:style-name="Standard"/>
      <text:p text:style-name="Standard"/>
      <text:p text:style-name="Standard">“Hum... half the team at base and other half getting all the fun? Going to be harder to make a full sweep and I'm going to have a heck of a time making it seem like I'm not picking favorites in the team when they hear about this.“ Tung seemed to remember himself and saluted hastily and stiffly. </text:p>
      <text:p text:style-name="Standard"/>
      <text:p text:style-name="Standard">“I'll make the arrangements immediately captain!”</text:p>
      <text:p text:style-name="Standard"/>
      <text:p text:style-name="Standard"/>
      <text:p text:style-name="P2">“<text:span text:style-name="T1">You want us to traipse up and down the woods of the Island, aye? Well, I suppose thats fair, we hardly gave it a very good look over on the way in to the bay and we owe it to our runaway scout.”</text:span></text:p>
      <text:p text:style-name="P1">Ulv scratched at her prominent neck-tuft before shrugging.</text:p>
      <text:p text:style-name="P2">“<text:span text:style-name="T1">I'll round up some of the girls and take a walk around the island Captain. But some of those pretty guard-posts we built will be empty!”</text:span></text:p>
      <text:p text:style-name="Standard"/>
      <text:p text:style-name="Standard"/>
      <text:p text:style-name="Standard"/>
      <text:p text:style-name="Standard"/>
      <text:p text:style-name="Standard"/>
      <text:p text:style-name="Standard"/>
      <text:p text:style-name="Standard">“Come on Ziggy, don't sulk!” Valnos nudged the seated cadet in the dark gloom of night. “Guard duty isn't so bad, and its kind of nice to have some solid ground under your feet.”</text:p>
      <text:p text:style-name="Standard"/>
      <text:p text:style-name="Standard">“My head is swaying... I think I might have land-sickness.” Ziggy complained, the strong wind ruffling her fur but otherwise not stirring. </text:p>
      <text:p text:style-name="Standard"/>
      <text:p text:style-name="Standard">“There's no such thing... maybe if you stood up then...!” Valnos chuckled before being suddenly interrupted.</text:p>
      <text:p text:style-name="Standard"/>
      <text:p text:style-name="Standard">“Quiet!” <text:s/>Glint hissed. <text:s/>“Whats that moving over there?” She pointed into the darker gloom of the forest edge. </text:p>
      <text:p text:style-name="Standard"/>
      <text:p text:style-name="Standard">All three peered intently from their little hidden guard post. It was little more then a dug-out in the sand with a tied together wall of leaves and foliage as potential rain-protector, or in this case sideways wind protection. </text:p>
      <text:p text:style-name="Standard"/>
      <text:p text:style-name="Standard">A dark figure was moving closer, moving to past the flickering line of torches Ulvs expedition team had set up as the boundary to beach camp.</text:p>
      <text:p text:style-name="Standard"/>
      <text:p text:style-name="Standard">“Looks like a Awe. S-search team? Should we call out?” Valnos whispered. </text:p>
      <text:p text:style-name="Standard"/>
      <text:p text:style-name="Standard">“Wait! Look! There's more!” Glint pointed. Indeed more dark figures were creeping out of the woods.</text:p>
      <text:p text:style-name="Standard"/>
      <text:p text:style-name="Standard">They watched in stunned silence as the figures moved with speed across the sand toward the camp. They had wings, but they were much too big for Awes. A beaked face turned and looked right at them. </text:p>
      <text:p text:style-name="Standard"><text:soft-page-break/>At the very same time, the alarm sounded through the camp. The intruders had been spotted by other lookouts as well. </text:p>
      <text:p text:style-name="Standard"/>
      <text:p text:style-name="Standard">“They're I-intruders! Oh boy!” Ziggy exclaimed and launched herself from the guard-post. </text:p>
      <text:p text:style-name="Standard"/>
      <text:p text:style-name="Standard">“Wait! Ziggy!” Glint called after her before rising to follow her with a curse. “By the white mane! I said wait!”</text:p>
      <text:p text:style-name="Standard"/>
      <text:p text:style-name="Standard">“Oh.. oh boy... oh no... she's in trouble.” The third cadet hesitantly followed after a pause, forgetting his spear.</text:p>
      <text:p text:style-name="Standard"/>
      <text:p text:style-name="Standard"/>
      <text:p text:style-name="Standard"><text:s/></text:p>
      <text:p text:style-name="Standard"/>
      <text:p text:style-name="Standard"/>
      <text:p text:style-name="Standard"/>
      <text:p text:style-name="Standard"/>
      <text:p text:style-name="Standard">“Thats the game you wish to play is it?”</text:p>
      <text:p text:style-name="Standard"/>
      <text:p text:style-name="Standard">“Isn't it what all you Fur-wings play? So eager to feed yourselves to whoever first yawn widest? Don't think I do not notice you looking!”</text:p>
      <text:p text:style-name="Standard"/>
      <text:p text:style-name="Standard">“Consider yourself and expert on Awes do you?” I quirked a brow at him.</text:p>
      <text:p text:style-name="Standard"/>
      <text:p text:style-name="Standard">“Yes! It is well known Fur-wings eagerly let themselves be eaten up if they find their 'right one'. </text:p>
      <text:p text:style-name="Standard">So now you flock to the isles in your numerous vessels, because you hear of our prowess and wide-beaked yawns.” The gryph chirruped a deep laugh. “Do not worry, we Islanders will happily accept all of your people.”</text:p>
      <text:p text:style-name="Standard"/>
      <text:p text:style-name="Standard">“You said he refused to speak?” I turn to Garsch briefly. “He seems quite the 'charming' talker to me.” The Arms-Officer merely shrugged his shoulders.</text:p>
      <text:p text:style-name="Standard"/>
      <text:p text:style-name="Standard">“Sounds like he knows something about our fleet there.” Garsch muttered. </text:p>
      <text:p text:style-name="Standard"/>
      <text:p text:style-name="Standard">“I do know! Plenty many ships of yours, scuffling with the trade-hunters. Come to our tribe with deals of silver.” The gryph smirked coyly. I exchange glances with my officer as the islander continues.</text:p>
      <text:p text:style-name="Standard"/>
      <text:p text:style-name="Standard">“Now, shall we carry out this conversation in more intimate conditions? Consider it a generous trade. An experience! In my stomach, both of you. And I will answer all inquiries.”</text:p>
      <text:p text:style-name="Standard"/>
      <text:p text:style-name="Standard">“Both of us now, is it? Quite the negotiator. Don't test your luck!” I shook my head bemused.</text:p>
      <text:p text:style-name="Standard"/>
      <text:p text:style-name="Standard">“Have we humored this tribal-hoodlum enough, Captain? Perhaps a few days in a dark brig will teach him some respect.”</text:p>
      <text:p text:style-name="Standard"/>
      <text:p text:style-name="Standard">“Very well. While the captain is in my belly, I answer questions, a generous deal.” The prisoner offered with a wink. “I know you want it!”</text:p>
      <text:p text:style-name="Standard"/>
      <text:p text:style-name="Standard"/>
      <text:p text:style-name="Standard">“No, lets humor him. This is a good opportunity for quick information as any.” </text:p>
      <text:p text:style-name="Standard"/>
      <text:p text:style-name="Standard"><text:soft-page-break/>“Are you agreeing to his deal?” The Islander smiled amicably. </text:p>
      <text:p text:style-name="Standard"/>
      <text:p text:style-name="Standard">“Yes, we shall agree to his demands.” I decided. The Gryph thought he could play games. I could beat him at his own rules. <text:s/></text:p>
      <text:p text:style-name="Standard"/>
      <text:p text:style-name="Standard">“..But captain...!” <text:s/>Garsch protested. </text:p>
      <text:p text:style-name="Standard"/>
      <text:p text:style-name="Standard">“You stay close and keep watch. Intervene if things seem amiss Officer.” I pushed my sword belt into Garsch's grasp. “Keep the door locked.”</text:p>
      <text:p text:style-name="Standard"/>
      <text:p text:style-name="Standard">“Yes, Captain.” He acknowledged, ever disciplined and reliable. <text:s text:c="2"/></text:p>
      <text:p text:style-name="Standard"/>
      <text:p text:style-name="Standard">“This is a temporary arrangement, don't imagine any thing different 'Croon-Whistler.'”</text:p>
      <text:p text:style-name="Standard"/>
      <text:p text:style-name="Standard">“Oh Fur-wing Captain, it will be consensual to the end.” The islander Gryph smirked and then yawned wide once more, more expectantly this time, corners of beak quirked into a grin. </text:p>
      <text:p text:style-name="Standard"/>
      <text:p text:style-name="Standard">I pushed my paws into that open grin and over the tongue and toward the gullet, feeding myself to the prisoner. </text:p>
      <text:p text:style-name="Standard"/>
      <text:p text:style-name="Standard">'Ulp-glup', the Islander swallowed, bobbing his head slightly as he did. Each flicking gulp pulled me deeper in jerks, reminding me of how birds swallow fish. </text:p>
      <text:p text:style-name="Standard"/>
      <text:p text:style-name="Standard">The slimy gullet soon enveloped me, the prisoners cheeks and neck no doubt bulging slightly. He was larger then me but did not quite consume with the pace and ease of a equally sized Awe would. Perhaps it was due to the tied arms or perhaps Gryphs did not have the same capabilities. </text:p>
      <text:p text:style-name="Standard"/>
      <text:p text:style-name="Standard">Nevertheless, I soon entered the Gryphs stomach, pushed hard by rhythmic muscles and squeeze of muscle from the prisoners digestive tract. I had to grunt and huff, this was by no means as spacious or elastic as an Awes belly, even a Wulfs. I kicked my hind-paws trying to adjust myself and felt them get wrapped up and enveloped by the hard beak and warm tongue. </text:p>
      <text:p text:style-name="Standard">'Gluk-Glllp', another crushing wave of muscles and I was fully squeezed into the belly of the Gryph, fully consumed by our prisoner. </text:p>
      <text:p text:style-name="Standard">It was tightly cramped and there was already a deep groaning 'gruurg' of his body around me. </text:p>
      <text:p text:style-name="Standard"/>
      <text:p text:style-name="Standard">“Now, answer our questions. Have you or your tribe been in contact with the fleet?” I pushed outwards and huffed. This was more difficult then I had envisioned. I was not even sure I was heard. </text:p>
      <text:p text:style-name="Standard"/>
      <text:p text:style-name="Standard">There was a muffled answer, from in here it was nearly impossible to make out. The Gryphs voice was more of a crooning vibrating sound from inside. I had to assume Officer Garsch was able to note the answers. </text:p>
      <text:p text:style-name="Standard"/>
      <text:p text:style-name="Standard">“Where were they seen last and where were they headed? You said you had traded with them, what kind of deals were struck?” I answered after the voice stopped. </text:p>
      <text:p text:style-name="Standard"/>
      <text:p text:style-name="Standard">The Gryph seemed to go into a lengthy answer, his muffled indiscernible words rising and falling in pitch. </text:p>
      <text:p text:style-name="Standard">This goes on for a while and I realize he's conversing with Officer Garsch. </text:p>
      <text:p text:style-name="Standard">Perhaps he can deal with the questioning, I don't even know if I'm heard. The stomach churns around me, this is starting to feel like a bad idea.</text:p>
      <text:p text:style-name="Standard"/>
      <text:p text:style-name="Standard"><text:soft-page-break/>Leave it to Garsch. </text:p>
      <text:p text:style-name="Standard"/>
      <text:p text:style-name="Standard">I shift against the movements of the stomach muscles for a moment, but then settle in to listen to them talk, trying to make out the words of the exchange. But Gryphs seem to talk from the bottom of their diaphragm, I'm merely jostled about in the belly under the sing-song hum and chirrup. Of the Prisoners words. </text:p>
      <text:p text:style-name="Standard"/>
      <text:p text:style-name="Standard">It seems at least they are being quite forthcoming, speaking a long time with little interruptions. </text:p>
      <text:p text:style-name="Standard">It grows quiet a while and I think I feel a weight push against me. I push back at it, starting to loose my patience with this whole ordeal. The churns of the stomach was getting oppressive and loud. </text:p>
      <text:p text:style-name="Standard"/>
      <text:p text:style-name="Standard">But before I can brace to make a protesting kick, I'm suddenly thrown around from sudden hard movement. Things spin around, compress tightly and bounce me around. I shout out in anger and met out a punch or two, but its like being held inside a closed paw. </text:p>
      <text:p text:style-name="Standard"/>
      <text:p text:style-name="Standard">More noises soon echo around me, familiar. The chamber convulses, it seems I'm finally about to be released. It seems Garsch has finished the interrogation. </text:p>
      <text:p text:style-name="Standard"/>
      <text:p text:style-name="Standard">Its to my great surprise then, when his heads pops up next to mine inside the stomach, quickly followed by the rest of him squashing up against me followed by a tirade of curses and jostling kicks. </text:p>
      <text:p text:style-name="Standard"/>
      <text:p text:style-name="Standard">“What are you doing here Officer?!” I demand of <text:s/>him. </text:p>
      <text:p text:style-name="Standard"/>
      <text:p text:style-name="Standard">“Curses Captain, he claimed you had submitted to his belly. He was... convincing, especially when you were not moving. I got too close to confirm and he grabbed me with his feet, cursed Gryphs feet have grip!”</text:p>
      <text:p text:style-name="Standard"/>
      <text:p text:style-name="Standard">I didn't know how to respond to this. It was quite a predicament, the prisoner had consumed both his interrogators and now lay sprawled with us in his belly in a locked room. </text:p>
      <text:p text:style-name="Standard">The stomach of our captured captor, was too tight to struggle against now with the two of us inside it. I could barely move a limb. We had to hope someone heard the commotion. </text:p>
      <text:p text:style-name="Standard"/>
      <text:p text:style-name="Standard">“S-sorry captain...” Garsch grunted with equal discomfort. Around us the stomach squeezed with an aggressive 'ggrrrrggl'.</text:p>
      <text:p text:style-name="Standard"/>
      <text:p text:style-name="Standard">Cause discomfort. </text:p>
      <text:p text:style-name="Standard"/>
      <text:p text:style-name="Standard">I brace myself backwards and kick out with both my legs. The impact severely reduced in such tight chambers, but I still hear and feel the Gryph around me 'ooof' and groan in response. </text:p>
      <text:p text:style-name="Standard"/>
      <text:p text:style-name="Standard">“Is he answering properly?!” I wait a second, I hear some murmured speech. I brace and kick out again for good measure, this time evoking another pained groan. Academy training taught well where to push and kick inside a body to cause the most distress, it was nice to put it into practice for once. </text:p>
      <text:p text:style-name="Standard"/>
      <text:p text:style-name="Standard">“Answer about the fleet!” <text:s/>I pushed outwards at the sore spot I had caused. </text:p>
      <text:p text:style-name="Standard"/>
      <text:p text:style-name="Standard">There was movement and noise. I was jostled about briefly. The prisoner squawked and spoke louder for a moment, I'm sure I heard Garsches raised voice too through it all. I braced against the stomach walls and stretched myself out, making the stomach guuuuurgle wetly as I did. No one had said I had to be a cooperative 'guest' during this deal. </text:p>
      <text:p text:style-name="Standard"><text:soft-page-break/></text:p>
      <text:p text:style-name="Standard">Suddenly the chamber convulsed tightly and I felt myself pushed upward, ejected. The light and fresh air of the outside met me as my head emerged from the beak of the Prisoner and he coughed me back up. </text:p>
      <text:p text:style-name="Standard"/>
      <text:p text:style-name="Standard">My outer fur was wet and I was helped onto my feet by Officer Garsch. The Prisoner was panting and whining, slumped on the floor in a spent manner. </text:p>
      <text:p text:style-name="Standard"/>
      <text:p text:style-name="Standard">“Well...? Did we get any information?” I ask my attending Officer. </text:p>
      <text:p text:style-name="Standard"/>
      <text:p text:style-name="Standard">“Hrmph, not as much as hoped. He was trying to be coy about your choice to jump down his beak, but after that stomach ache you gave him, he changed his tune. <text:line-break/>He claims the fleet did pass by their Sand-Isles en masse a long while ago, stripped them of supplies in exchange for Awe Silver. Silver that no trader will accept for fear of retribution from the “Hunter-fleets”, I assume he means pirates.”</text:p>
      <text:p text:style-name="Standard"/>
      <text:p text:style-name="Standard">“Thats all?” I frown. It was decent information, but I had still hoped for more. </text:p>
      <text:p text:style-name="Standard">“Well.. he said that the occasional ship still forages their territory regularly.”</text:p>
      <text:p text:style-name="Standard"/>
      <text:p text:style-name="Standard">“Fur-Wings steal! We Kaelani refuse further trade, so you take of harvest isles.” The Islander protested weakly. </text:p>
      <text:p text:style-name="Standard"/>
      <text:p text:style-name="Standard">“Worth investigating, perhaps if we're lucky, we might run into one of these foraging ships even.” I nodded at Garsch, ignoring the prisoner.</text:p>
      <text:p text:style-name="Standard"/>
      <text:p text:style-name="Standard">While Officer Garsch dragged the prisoner to the brig. It was time to consider the next move, but first there was one decision left to be done.</text:p>
      <text:p text:style-name="Standard"/>
      <text:p text:style-name="Standard">Digested:</text:p>
      <text:p text:style-name="Standard"/>
      <text:p text:style-name="Standard">The Islander Gryph hiccuped and groaned, his burdened stomach taut and stretched around his two large Awe meals. A liquid long 'groooorrrg' escaped from the feathered dome and he grunted in slight discomfort. Already they were digesting deeply, making his stomach bubble and growl in all kinds of loud obscene ways. </text:p>
      <text:p text:style-name="Standard">With his arms tied he could not give his belly the easing rubs it was asking for. </text:p>
      <text:p text:style-name="Standard">This had been about all his stomach had been asking for since he entertained the notion of swallowing his captors. He had honestly been as surprised as his meals at how fast and effectively his stomach had begun to claim them. </text:p>
      <text:p text:style-name="Standard">It had been as he had boasted, Awes were meant for Islander bellies it would seem! </text:p>
      <text:p text:style-name="Standard"/>
      <text:p text:style-name="Standard">'Grruuoorgghh'. Went the stomach and the Prisoner leaned back, belching softly. Prisoner or not, he felt very good about himself. He was tempted to remain and let his stomach work his meals off further, see what comes. But he fought the lethargy of it and shifted position. That discarded sword-belt of the captain was in reach of his feet. </text:p>
      <text:p text:style-name="Standard">With a little maneuvering his bindings would be undone. <text:s/>With a little cleverness he might yet escape.</text:p>
      <text:p text:style-name="Standard"/>
      <text:p text:style-name="Standard">var cadet = [ziggy, glint, valnos, notCadet];</text:p>
      <text:p text:style-name="Standard"/>
      <text:p text:style-name="Standard">Beach:</text:p>
      <text:p text:style-name="Standard"/>
      <text:p text:style-name="Standard">Glint: Why were you so reckless!?</text:p>
      <text:p text:style-name="Standard"><text:soft-page-break/>Ziggy: What? I just... reacted.</text:p>
      <text:p text:style-name="Standard">Glint: If Ulv had not showed up...</text:p>
      <text:p text:style-name="Standard">Ziggy: She was badass!</text:p>
      <text:p text:style-name="Standard">Glint: I'm serious Ziggy!</text:p>
      <text:p text:style-name="P5">Ziggy: Hey, Valnos needed more rescuing then me! And he arrived last!</text:p>
      <text:p text:style-name="P5">Valnos: …</text:p>
      <text:p text:style-name="P5">Glint: Don't deflect, Ziggy. You know what you did. </text:p>
      <text:p text:style-name="P5">Ziggy: Stop. Lecturing. me.</text:p>
      <text:p text:style-name="Standard"/>
      <text:p text:style-name="Standard">Valnos: Were you not scared?</text:p>
      <text:p text:style-name="Standard">Ziggy: There wasn't time to be scared. <text:s/></text:p>
      <text:p text:style-name="Standard">Ziggy: You gotta move before you are.</text:p>
      <text:p text:style-name="Standard">Ziggy: We cant all be as scared as you Valnos.</text:p>
      <text:p text:style-name="Standard">Valnos: Sorry... I just, I just blanked. </text:p>
      <text:p text:style-name="Standard">Ziggy: At least stay with your weapon next time.</text:p>
      <text:p text:style-name="Standard"/>
      <text:p text:style-name="Standard"/>
      <text:p text:style-name="Standard">Ziggy: Ulv always struck me as the passive-thinky type. </text:p>
      <text:p text:style-name="Standard">Ziggy: But last night, she was totally 'Wooosh', 'Kapow!', 'Hi-ya!'</text:p>
      <text:p text:style-name="Standard">Ziggy: Then she just totally ate two of em. So awesome. <text:s text:c="2"/></text:p>
      <text:p text:style-name="Standard">Glint: Have you thanked her yet?</text:p>
      <text:p text:style-name="Standard">Ziggy: Erh... I was gonna, while like.. asking for tips on how to swing swords like that. But she was sleeping still.</text:p>
      <text:p text:style-name="Standard"/>
      <text:p text:style-name="Standard"/>
      <text:p text:style-name="Standard">Forest:</text:p>
      <text:p text:style-name="Standard"/>
      <text:p text:style-name="Standard">Valnos: Thanks for coming to the rescue you two. </text:p>
      <text:p text:style-name="Standard">Ziggy: Sure! I would totally have had that guy if the other ones had not showed up.</text:p>
      <text:p text:style-name="Standard">Glint: You sure looked like you had it covered from the ground there.</text:p>
      <text:p text:style-name="Standard">Ziggy: I'd been fine if Valnos had not been caught!</text:p>
      <text:p text:style-name="Standard">Valnos: S-sorry. He was just so fast and strong.</text:p>
      <text:p text:style-name="Standard">Ziggy: Yeah, well... just run away and yell for me next time. </text:p>
      <text:p text:style-name="Standard">Valnos: Y-yeah.</text:p>
      <text:p text:style-name="Standard"/>
      <text:p text:style-name="Standard">Ziggy: What was that spear throw anyway, you almost skewered me!</text:p>
      <text:p text:style-name="Standard">Glint: I was in a hurry, I didn't have time to aim!</text:p>
      <text:p text:style-name="Standard">Ziggy: Yea, so you help out by making a kebab out of me and Valnos!</text:p>
      <text:p text:style-name="Standard">Glint: Alright, next time I'll just watch! Your head is probably dense enough to take a hit anyway. </text:p>
      <text:p text:style-name="Standard">Ziggy: Damn right it is!</text:p>
      <text:p text:style-name="Standard"/>
      <text:p text:style-name="Standard">Glint: By the way, why did you not call out to us right away Valnos?</text:p>
      <text:p text:style-name="Standard">Valnos: I don't know... My mind just froze. </text:p>
      <text:p text:style-name="Standard">Glint: You must have more courage and focus, what if we had not showed up in time! </text:p>
      <text:p text:style-name="Standard">Ziggy: Hey, lay off him Glint! </text:p>
      <text:p text:style-name="Standard">Ziggy: He cant help being all light and tiny. </text:p>
      <text:p text:style-name="Standard">Valnos: I'll try be louder.</text:p>
      <text:p text:style-name="Standard"/>
      <text:p text:style-name="Standard">Raid:</text:p>
      <text:p text:style-name="Standard"/>
      <text:p text:style-name="Standard">Valnos: Raptorians are scary. </text:p>
      <text:p text:style-name="Standard">Ziggy: Haha, a lot of things are scary to you though!</text:p>
      <text:p text:style-name="Standard"><text:soft-page-break/>Valnos: I mean, when they showed up, I thought they'd eat me on the spot. </text:p>
      <text:p text:style-name="Standard">Valnos: Their eyes were... wild! Hardly recognized me. </text:p>
      <text:p text:style-name="Standard">Ziggy: Well yeah, they were on the hunt!</text:p>
      <text:p text:style-name="Standard">Ziggy: Whatcha think they were always all mellow and stuff?</text:p>
      <text:p text:style-name="Standard">Valnos: I thought I'd seen them aggressive before, but I guess was wrong. </text:p>
      <text:p text:style-name="Standard">Glint: I'm sure glad they're our vassals. </text:p>
      <text:p text:style-name="Standard"/>
      <text:p text:style-name="Standard">-</text:p>
      <text:p text:style-name="Standard"/>
      <text:p text:style-name="Standard">Valnos: Those Scouts swooped in like shadows! </text:p>
      <text:p text:style-name="Standard">Valnos: I didnt know you could fight like that, so quietly! </text:p>
      <text:p text:style-name="Standard">Ziggy: I dunno, it was cool, but kind of weird!</text:p>
      <text:p text:style-name="Standard">Ziggy: Didnt look like a fight at all. </text:p>
      <text:p text:style-name="Standard">Glint: A Scouts primary goal is to avoid injury. Theirs is not the job of direct confrontation.</text:p>
      <text:p text:style-name="Standard">Valnos: I wish I could move like that. </text:p>
      <text:p text:style-name="Standard">Ziggy: Haha! You're a sneak Valnos, but you kinda need to be brave and fast to be a scout. </text:p>
      <text:p text:style-name="Standard"/>
      <text:p text:style-name="Standard">Ziggy: I don't get why we were yelled at for helping out.</text:p>
      <text:p text:style-name="Standard">Ziggy: Without us, they woulda totally run off with Officer Tick. </text:p>
      <text:p text:style-name="Standard">Ziggy: As annoying as he is, who would we then have to fix the ship?</text:p>
      <text:p text:style-name="Standard">Glint: Its about correct procedures. </text:p>
      <text:p text:style-name="Standard">Glint: Just because things went well this time. It doesn't mean the next time we'll be as lucky!</text:p>
      <text:p text:style-name="Standard"/>
      <text:p text:style-name="Standard">Glint: You're too reckless Ziggy. </text:p>
      <text:p text:style-name="Standard">Glint: Chasing after those Islanders without backup! What were you thinking!?</text:p>
      <text:p text:style-name="Standard">Ziggy: I dunno.. I just reacted. </text:p>
      <text:p text:style-name="Standard">Valnos: Werent you scared?</text:p>
      <text:p text:style-name="Standard">Ziggy: There was no time to stop and be scared.</text:p>
      <text:p text:style-name="Standard">Glint: Big surprise. You were not thinking at all. </text:p>
      <text:p text:style-name="Standard">Ziggy: Yeah, exactly!</text:p>
      <text:p text:style-name="P4"/>
      <text:p text:style-name="Standard"/>
      <text:p text:style-name="Standard"/>
      <text:p text:style-name="Standard">Valnos: That Scout. Scout Vessla. He was so brave.</text:p>
      <text:p text:style-name="Standard">Ziggy: Ye! We shoulda stayed and helped though!</text:p>
      <text:p text:style-name="Standard">Glint: Don't talk about him like he's dead!</text:p>
      <text:p text:style-name="Standard">Glint: And if we'd stayed, we'd all been captured. </text:p>
      <text:p text:style-name="Standard">Valnos: I'm kinda surprised you followed orders Ziggy. </text:p>
      <text:p text:style-name="Standard">Ziggy: Someone had to carry Tick. </text:p>
      <text:p text:style-name="Standard"/>
      <text:p text:style-name="Standard"/>
      <text:p text:style-name="Standard"/>
      <text:p text:style-name="Standard">Versatile response: </text:p>
      <text:p text:style-name="Standard"/>
      <text:p text:style-name="Standard">A shadow suddenly swooped in from above to land in their midst with the slightest rustle of leaves. </text:p>
      <text:p text:style-name="Standard">Valnos about to yelp in fright is suddenly muffled by a paw on his muzzle. </text:p>
      <text:p text:style-name="Standard"/>
      <text:p text:style-name="Standard">“Scchhh..... “</text:p>
      <text:p text:style-name="Standard"/>
      <text:p text:style-name="Standard"/>
      <text:p text:style-name="Standard"/>
      <text:p text:style-name="Standard">“There, up ahead, they're pulling something into the water. Looks like boats.”</text:p>
      <text:p text:style-name="Standard"><text:soft-page-break/></text:p>
      <text:p text:style-name="Standard">“We should attack...! I take the big one, you two....”</text:p>
      <text:p text:style-name="Standard"/>
      <text:p text:style-name="Standard">“Pssstt..! Younglings... untie me” A voice suddenly called out. Perplexed the three cadets peer around before the voice hisses once more. “Up. Hurry” </text:p>
      <text:p text:style-name="Standard"/>
      <text:p text:style-name="Standard">Not far from them and above, the missing Scout dangles, tied up tight in a rope. From his elevated vantage he has been able to spot them. <text:s/></text:p>
      <text:p text:style-name="Standard"/>
      <text:p text:style-name="Standard">Glint and Ziggy both crawl forward to the anchoring bindings and start sawing with their blades. </text:p>
      <text:p text:style-name="Standard">Its not long before the scout drops to the ground, managing to land on his feet. Already his bindings looser, he slides one arm free. </text:p>
      <text:p text:style-name="Standard"/>
      <text:p text:style-name="Standard">“Your blade.” He reaches for Ziggys extra and she eagerly obliges. Scouts report directly to the captain and so do they, there is no question however who out-ranks who. </text:p>
      <text:p text:style-name="Standard"/>
      <text:p text:style-name="Standard">“I will distract them. You will untie the other Officer and escape.” The scout hissed. </text:p>
      <text:p text:style-name="Standard"/>
      <text:p text:style-name="Standard">“But...” protested Ziggy.</text:p>
      <text:p text:style-name="Standard"/>
      <text:p text:style-name="Standard">“Kiieee!” An islander Gryph squawked in alarm.</text:p>
      <text:p text:style-name="Standard"/>
      <text:p text:style-name="Standard">“Go!” Barked the scout and lunged forward like a bolt at the kidnappers. </text:p>
      <text:p text:style-name="Standard"/>
      <text:p text:style-name="Standard">The three cadets rushed to obey.</text:p>
      <text:p text:style-name="Standard"/>
      <text:p text:style-name="Standard"/>
      <text:p text:style-name="Standard"/>
      <text:p text:style-name="Standard"/>
      <text:p text:style-name="Standard"/>
      <text:p text:style-name="Standard">Raptorians are Shock-troops. Made for fast and heavy assault or pursuit situations they are often used for violent responses. In supportive non-combat roles they can offer muscle and intimidation. </text:p>
      <text:p text:style-name="Standard"/>
      <text:p text:style-name="Standard"/>
      <text:p text:style-name="P3">Scouts are support and recognizance. Like their namesake suggest, they provide tracking, path finding and investigation both alone and in supportive roles. But they are also effective at more clandestine task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he common Awe</text:p>
      <text:p text:style-name="P3"/>
      <text:p text:style-name="P7">Awes hail from the mountains they call Homepeaks that dominate the central parts of the eastern continent. They are thick of fur and able to tolerate most weathers but are not overly fond of high temperatures.</text:p>
      <text:p text:style-name="P7">While they now dominate most of the flatter northern parts of the continent, living where the growing of food is the easiest, they always have a fondness for mountains, deep valleys and hills.<text:line-break/><text:line-break/>Males are light of build, dexterous and have larger wings then females while females are stouter and stronger. All Awes have wings, but they are nearly considered an evolutionary remnant as few are able to fully utilize them for flight. Those who do, do so most carefully and sparingly unless they are the rarer few good enough to make it an occupation. </text:p>
      <text:p text:style-name="P7">Most Awes can at best, glide to safety in a pinch. <text:line-break/><text:line-break/>Awes are highly social and enjoy the company of each other. They are born in litters of 1-4 and families tend to be big and help raise and take care of each other.<text:line-break/><text:line-break/>Awes are matriarchal. Females, who are of more heavier and robust build then males, especially as they age into Matrons, are nearly always the leaders of their communities and organizations. Though males are not less capable, ingrained tradition and their shorter life-spans have only until recent years made these gender-roles slow to change.<text:line-break/><text:line-break/>There exists a few variations of Awes. While the vast majority are tones of yellow or golden of fur with a brown mane (males of slightly darker shades), tones and patterns tend to noticeably differ in communities isolated from one another in just a few generations, making it sometimes easy to spot what region of a continent an Awe is from. For example the Reddish-rust and ginger of the northwest to the silver threaded brown and gold of the south. </text:p>
      <text:p text:style-name="P7">While there exists some Awe variants that are even more different still, “common” Awes make up a large majority of the population.</text:p>
      <text:p text:style-name="P7"/>
      <text:p text:style-name="P7">Matrons:</text:p>
      <text:p text:style-name="P7">Females undergo a transformation when they reach menopause around the age of 70-80, becoming what they call 'Matrons', the grannies of Awes. They go through an intense period of a growth-spurt, increasing mostly in mass and 'robustness' over height, how much depends on availability of sustenance.</text:p>
      <text:p text:style-name="P7">Its not uncommon for Awes who wish to limit their change to go through months of fasting during this period. This is a hard process and usually at the expense of their future constitution. <text:s/><text:line-break/><text:line-break/>Despite this added size and strength and beside if they fast or not, Matrons are in most cases no longer suited for active lifestyles. They loose a lot of their reflexes and speed; Their bodies are also slower to heal from injuries. </text:p>
      <text:p text:style-name="P7">In return, their pouches develop in size and capacity. Those who embrace their change and feed well gain the ability to nurture and heal their younger kin as Pouch-Matrons this way.</text:p>
      <text:p text:style-name="P7">Matrons are leaders, administrators, teachers and caretakers of young in Awe society. Their wisdom and seniority is traditionally always deferred to by others Awes and they take this responsibility seriously.</text:p>
      <text:p text:style-name="P7"><text:soft-page-break/>Male Awes do not gain this second stage of life.</text:p>
      <text:p text:style-name="P7"/>
      <text:p text:style-name="P7"/>
      <text:p text:style-name="P7">MountainAwes</text:p>
      <text:p text:style-name="P7">Deep in the harshest mountains of Homepeaks, ancestral Awes with white fur still live with the traditions and lifestyles of old. Slightly nomadic, they forage the land and travel in tribes between set ancestral homesteads depending on availability and renewal of available food. </text:p>
      <text:p text:style-name="P7">They are sizable and larger then common Awes, standing often a whole head taller. But most of their size come from their thick woolly white coats which protect them from the hard climates.</text:p>
      <text:p text:style-name="P7">Reclusive and isolationist, they to keep to themselves, remaining apart from the general Awe population and nation.</text:p>
      <text:p text:style-name="P7">Their people and territories are respectfully avoided by Awe society who generally revere their elders and ancestors. They are seen as representing something old, primal and for some mythical; They are, in ways, a living history of Awedom. </text:p>
      <text:p text:style-name="P7"/>
      <text:p text:style-name="P7">RavenEyes</text:p>
      <text:p text:style-name="P7">On the peninsula dubbed RavenIsle to the north-east of the continent lives Awes who have black fur and yellow eyes, which gave them their names. The far east have long twilight nights which permits Raveneyes to hide well and their unusual dark coats are further proof for many of how Awes in genetic isolation diverge into unique tones or patterns. </text:p>
      <text:p text:style-name="P7">Raveneyes originate from refugees from the fall of the “First-Age” who survived by hiding on the inhospitable peninsula from 'Raptorian Horde' of the time. This makes them the Awes that are closest related to the First-Age Awes. </text:p>
      <text:p text:style-name="P7">Through political pressure they connected themselves, reluctantly, back to general Awe society as a whole fairly recently and are now considered a region of Aweland.</text:p>
      <text:p text:style-name="P7">Raveneyes are generally considered quiet, timid and careful. </text:p>
      <text:p text:style-name="P7">They are of smaller build then common Awes and their smaller stature make many of them good fliers. Males of their variant are often seen filling these roles in Awe society.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I've thought long about introducing patterns to Awes to diversify their look further besides just in color tones. </text:p>
      <text:p text:style-name="P7">The decision of what manner of patterns to adopt are still NOT DECIDED. </text:p>
      <text:p text:style-name="P7">These are merely some experimental options help wet the imagination. Though admittedly I lean more toward the bold and simple patterns. </text:p>
      <text:p text:style-name="P7"/>
      <text:p text:style-name="P7">The point of all of this, I'm planning to hold an Awe design competition for Aweworld. </text:p>
      <text:p text:style-name="P7">You, the readers, will be able to submit a design of your own for a pattern idea or an Awe character. </text:p>
      <text:p text:style-name="P7">The ideas I like, will most likely be adopted into Aweworld, to either be picked up by an existing character as a fur-pattern or become a new canon characters for the upcoming chapter with their own portrait and part in the story. <text:s/></text:p>
      <text:p text:style-name="P7"/>
      <text:p text:style-name="P7">Await a journal update for further info on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Whitney" svg:font-family="Whitney,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20T14:44:43.78</meta:creation-date>
    <dc:date>2018-09-09T22:56:19.84</dc:date>
    <meta:editing-duration>P2DT8H45M5S</meta:editing-duration>
    <meta:editing-cycles>32</meta:editing-cycles>
    <meta:generator>OpenOffice/4.1.3$Win32 OpenOffice.org_project/413m1$Build-9783</meta:generator>
    <meta:document-statistic meta:table-count="0" meta:image-count="0" meta:object-count="0" meta:page-count="14" meta:paragraph-count="262" meta:word-count="5165" meta:character-count="29207"/>
  </office:meta>
</office:document-meta>
</file>